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LoadAction.FileLoadAction( LogUI parent , Decoder decoder , String title , boolean isRemot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LoadAction.actionPerformed( ActionEvent 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ileLoadAc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oadAction.importURL( final ChainsawAppenderHandler handler , final Decoder decoder , String name ,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ileLoadAction.accept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LoadActio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